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Instance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Instanc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Instance.VariableInstance( Long scopeInstance , OScope . Variable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Instance.getElem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Instance.getExtern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